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style>
    <style:style style:name="P5"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agraph-properties fo:text-align="center"/>
    </style:style>
    <style:style style:name="P15"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b3b300" draw:marker-start="Nyílhegyek_20_1" draw:marker-start-width="0.432cm" draw:marker-end-width="0.432cm" draw:fill="solid" draw:fill-color="#e6e64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draw:marker-start="Nyílhegyek_20_1"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0000ff" draw:marker-start-width="0.279cm" draw:marker-end="Nyílhegyek_20_1" draw:marker-end-width="0.27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webalizer/usage_201306.html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ovábbi adatgyűjtések:</text:p>
      <text:p text:style-name="Text_20_body"><text:soft-page-break/>A switch-ek meglehetősen sok információt elárulnak a hálózatról és annak állapotáról (SNMP-n keresztül, de nem ördöngösség olyan lekérdezést csinálni, ami egy weblapon keresztül kéri le az adatokat):</text:p>
      <text:list xml:id="list1908875881"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item>
          <text:p text:style-name="P2">Forgalmi, terhelési adatok</text:p>
        </text:list-item>
      </text:list>
      <text:p text:style-name="Text_20_body">A Forgalmi, ill. terhelési adatok más eszközökről is lekérdezhetőek, vagy egyedi módszerekkel, vagy akár már meglévő rendszerek felhasználásával, pl. a munin-node adaptálása viszonylag egyszerű.</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Í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274288574"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 SNMP támogatással.</text:p>
        </text:list-item>
        <text:list-item>
          <text:p text:style-name="P3">Van egy nem interaktív import program, ami alapján feltölthető az adatbázis (ez SNMP eszközöknek a konfigurációját le tudja kérdezni, ill. nem túl intelligensen de részben hálózat felderítésre is alkalmas). Dokumentáció: <text:a xlink:type="simple" xlink:href="http://svn.kkfk.bgf.hu/lanview2.doc/import_man.html">http://svn.kkfk.bgf.hu/lanview2.doc/import_man.html</text:a></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 A proc fájlrendszer elérése közvetlenül, vagy az SSH-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két fát alkotnak:</text:p>
      <text:p text:style-name="Text_20_body">port:<text:tab/>nports/cNPort → pports/cPPort → intrfaces/cInterfaces</text:p>
      <text:p text:style-name="Text_20_body">node:<text:tab/>patchs/cPatch → nodes/cNode → snmpdevices/cSnmpDevice</text:p>
      <text:p text:style-name="Text_20_body">A port típusú tábláknál az iftypes rekord (iftipe_id mező) határozza meg, hogy a port milyen node típusú rekorddal lehet relációban.</text:p>
      <text:p text:style-name="P1"><text:soft-page-break/>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0"><draw:text-box fo:min-height="5.42cm"><text:p text:style-name="Frame_20_contents"><draw:rect text:anchor-type="paragraph" draw:z-index="19" draw:style-name="gr10" draw:text-style-name="P14" svg:width="1.676cm" svg:height="0.648cm" svg:x="0.21cm" svg:y="0.192cm"><text:p text:style-name="P14">patchs</text:p></draw:rect><draw:rect text:anchor-type="paragraph" draw:z-index="18" draw:style-name="gr10" draw:text-style-name="P15" svg:width="1.676cm" svg:height="0.648cm" svg:x="3.657cm" svg:y="0.219cm"><text:p text:style-name="P14"><text:span text:style-name="T2">nodes</text:span></text:p></draw:rect><draw:rect text:anchor-type="paragraph" draw:z-index="17" draw:style-name="gr11" draw:text-style-name="P14" svg:width="1.676cm" svg:height="0.648cm" svg:x="3.657cm" svg:y="2.062cm"><text:p text:style-name="P14">nports</text:p></draw:rect><draw:rect text:anchor-type="paragraph" draw:z-index="16" draw:style-name="gr11" draw:text-style-name="P14" svg:width="1.676cm" svg:height="0.648cm" svg:x="0.199cm" svg:y="2.087cm"><text:p text:style-name="P14">pports</text:p></draw:rect><draw:rect text:anchor-type="paragraph" draw:z-index="15" draw:style-name="gr11" draw:text-style-name="P14" svg:width="2.054cm" svg:height="0.648cm" svg:x="7.373cm" svg:y="2.051cm"><text:p text:style-name="P14">interfaces</text:p></draw:rect><draw:rect text:anchor-type="paragraph" draw:z-index="14" draw:style-name="gr10" draw:text-style-name="P14" svg:width="2.911cm" svg:height="0.648cm" svg:x="7.209cm" svg:y="0.164cm"><text:p text:style-name="P14">snmpdevices</text:p></draw:rect><draw:rect text:anchor-type="paragraph" draw:z-index="13" draw:style-name="gr9" draw:text-style-name="P14" svg:width="2.352cm" svg:height="0.648cm" svg:x="11.553cm" svg:y="2.051cm"><text:p text:style-name="P14">ipaddresses</text:p></draw:rect><draw:line text:anchor-type="paragraph" draw:z-index="12" draw:style-name="gr8" draw:text-style-name="P14" svg:x1="4.48cm" svg:y1="0.866cm" svg:x2="4.48cm" svg:y2="2.062cm"><text:p/></draw:line><draw:line text:anchor-type="paragraph" draw:z-index="11" draw:style-name="gr7" draw:text-style-name="P14" svg:x1="1.109cm" svg:y1="2.087cm" svg:x2="1.123cm" svg:y2="0.84cm"><text:p/></draw:line><draw:line text:anchor-type="paragraph" draw:z-index="10" draw:style-name="gr6" draw:text-style-name="P14" svg:x1="4.48cm" svg:y1="2.062cm" svg:x2="7.209cm" svg:y2="0.811cm"><text:p/></draw:line><draw:line text:anchor-type="paragraph" draw:z-index="9" draw:style-name="gr6" draw:text-style-name="P14" svg:x1="8.368cm" svg:y1="2.051cm" svg:x2="8.368cm" svg:y2="0.811cm"><text:p/></draw:line><draw:line text:anchor-type="paragraph" draw:z-index="8" draw:style-name="gr6" draw:text-style-name="P14" svg:x1="8.368cm" svg:y1="2.051cm" svg:x2="5.332cm" svg:y2="0.866cm"><text:p/></draw:line><draw:line text:anchor-type="paragraph" draw:z-index="7" draw:style-name="gr5" draw:text-style-name="P14" svg:x1="9.398cm" svg:y1="2.358cm" svg:x2="11.553cm" svg:y2="2.358cm"><text:p/></draw:line><draw:rect text:anchor-type="paragraph" draw:z-index="6" draw:style-name="gr4" draw:text-style-name="P14" svg:width="2.352cm" svg:height="0.648cm" svg:x="8.645cm" svg:y="3.794cm"><text:p text:style-name="P14">port_params</text:p></draw:rect><draw:rect text:anchor-type="paragraph" draw:z-index="5" draw:style-name="gr3" draw:text-style-name="P14" svg:width="3.807cm" svg:height="0.648cm" svg:x="2.826cm" svg:y="3.794cm"><text:p text:style-name="P14">port_param_values</text:p></draw:rect><draw:line text:anchor-type="paragraph" draw:z-index="4" draw:style-name="gr2" draw:text-style-name="P14" svg:x1="6.632cm" svg:y1="4.152cm" svg:x2="8.676cm" svg:y2="4.152cm"><text:p/></draw:line><draw:line text:anchor-type="paragraph" draw:z-index="3" draw:style-name="gr1" draw:text-style-name="P14" svg:x1="4.48cm" svg:y1="2.709cm" svg:x2="4.48cm" svg:y2="3.794cm"><text:p/></draw:line><draw:line text:anchor-type="paragraph" draw:z-index="2" draw:style-name="gr1" draw:text-style-name="P14" svg:x1="1.875cm" svg:y1="2.734cm" svg:x2="4.48cm" svg:y2="3.794cm"><text:p/></draw:line><draw:line text:anchor-type="paragraph" draw:z-index="1" draw:style-name="gr1" draw:text-style-name="P14" svg:x1="7.373cm" svg:y1="2.699cm" svg:x2="4.48cm" svg:y2="3.794cm"><text:p/></draw:line></text:p></draw:text-box></draw:frame></text:p>
      <text:list xml:id="list87928363" text:style-name="L3">
        <text:list-item>
          <text:p text:style-name="P5">Felhasználókezelés</text:p>
          <text:list>
            <text:list-item>
              <text:p text:style-name="P5"><text:span text:style-name="T1">users</text:span><text:tab/>Felhasználók.</text:p>
            </text:list-item>
            <text:list-item>
              <text:p text:style-name="P5"><text:span text:style-name="T1">groups</text:span><text:tab/>Felhasználói csoportok (jogok).</text:p>
            </text:list-item>
            <text:list-item>
              <text:p text:style-name="P5"><text:span text:style-name="T1">group_users</text:span><text:tab/>Felhasználók – csoportok kapcsló tábla.</text:p>
            </text:list-item>
          </text:list>
        </text:list-item>
        <text:list-item>
          <text:p text:style-name="P5"><text:span text:style-name="T1">subnets</text:span><text:tab/>Alhálózati címtartományok</text:p>
        </text:list-item>
        <text:list-item>
          <text:p text:style-name="P5"><text:span text:style-name="T1">vlans</text:span><text:tab/>VLAN-ok</text:p>
        </text:list-item>
        <text:list-item>
          <text:p text:style-name="P5"><text:span text:style-name="T1">ipaddresses</text:span><text:tab/>IP címek.</text:p>
        </text:list-item>
        <text:list-item>
          <text:p text:style-name="P5">az un 'node'-ok</text:p>
          <text:p text:style-name="P5">A node típusok az adatbázisban örökléssel lettek definiálva, </text:p>
          <text:list>
            <text:list-item>
              <text:p text:style-name="P4"><text:span text:style-name="T1">patchs</text:span><text:tab/>Patch panelek, és fali csatlakozók</text:p>
            </text:list-item>
            <text:list-item>
              <text:p text:style-name="P4"><text:span text:style-name="T1">nodes</text:span><text:tab/>Hálózati elemek, melyek menedzselhetőek, vagy valamilyen eszközön keresztül be lettek beonva a felügyeletbe.</text:p>
            </text:list-item>
            <text:list-item>
              <text:p text:style-name="P4"><text:span text:style-name="T1">snmpdevices</text:span><text:tab/>SNMP protokollal menedzselhető hálózati elemek.</text:p>
            </text:list-item>
          </text:list>
        </text:list-item>
        <text:list-item>
          <text:p text:style-name="P4"><text:span text:style-name="T1">iftypes</text:span><text:tab/>Interfész típusok</text:p>
        </text:list-item>
        <text:list-item>
          <text:p text:style-name="P4">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mactab</text:span><text:tab/>Port cím táblák (switch cím táblák)</text:p>
            </text:list-item>
          </text:list>
        </text:list-item>
      </text:list>
      <text:p text:style-name="Text_20_body">Egyébb közvetlenül nem a hálózattal összefüggő objektumok ill. fogalmak:</text:p>
      <text:list xml:id="list1062053767" text:style-name="L4">
        <text:list-item>
          <text:p text:style-name="P8"><text:span text:style-name="T1">timeperiods</text:span><text:tab/>időintervallumok, Nagios-ból kölcsönzött fogalom (három itt most nem részletezett tábla írja le).</text:p>
        </text:list-item>
        <text:list-item>
          <text:p text:style-name="P8"><text:soft-page-break/><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292261683"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paraméterét is jelentheti, pl. egy protokollt vagy módszert. Tehát a szolgáltatások, pontosabban az egy hálózati elemhez rendelt a szolgáltatás példányok több szempontból is egymásra épülnek.</text:p>
      <text:list xml:id="list2100845163"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768944878"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text:soft-page-break/>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h text:style-name="Heading_20_4" text:outline-level="4">A tRcordList konténer</text:h>
      <text:p text:style-name="Text_20_body">Azonos típusú cRecord-ból származtatott osztály objektumainak a listáját megvalósítható sablon osztály. A cAlternate esetén megvalósítható a logikailag nem azonos objektumok listája, de ebben az esetben egyes metódusok funkcionalitása korlátozott.</text:p>
      <text:p text:style-name="Text_20_body">A konténer olyan tulajdonságokkal egészíti ki az alap QList bazis konténer osztályt, mely lehetővé teszi a konténerrel kapcsolatos egyszerűbb adatbázis műveleteket, valamint a konténer elemeinek az objektum tulajdonságai alapján történő elérés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5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margin-top="0cm" fo:margin-bottom="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100%" fo:margin-left="4.083cm" fo:margin-right="0cm" fo:margin-top="0cm" fo:margin-bottom="0cm"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WenQuanYi Micro Hei" style:font-name-complex="Lohit Hindi2"/>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4-02-12T11:35:34</dc:date>
    <meta:editing-duration>PT14H43M51S</meta:editing-duration>
    <meta:editing-cycles>24</meta:editing-cycles>
    <meta:generator>LibreOffice/3.5$Linux_X86_64 LibreOffice_project/350m1$Build-2</meta:generator>
    <dc:creator>Csiki Ferenc</dc:creator>
    <meta:document-statistic meta:table-count="0" meta:image-count="0" meta:object-count="0" meta:page-count="6" meta:paragraph-count="108" meta:word-count="2457" meta:character-count="17614" meta:non-whitespace-character-count="15310"/>
  </office:meta>
</office:document-meta>
</file>